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font-size="10pt" fo:language="en" fo:country="US"/>
    </style:style>
    <style:style style:name="P2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Normal">
      <style:text-properties fo:font-size="10pt" fo:language="en" fo:country="US"/>
    </style:style>
    <style:style style:name="P4" style:family="paragraph" style:parent-style-name="Normal">
      <style:paragraph-properties fo:text-align="justify" style:justify-single-word="false"/>
      <style:text-properties fo:language="en" fo:country="US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Heading_20_1">
      <style:paragraph-properties fo:text-align="justify" style:justify-single-word="false"/>
      <style:text-properties fo:language="en" fo:country="US"/>
    </style:style>
    <style:style style:name="P7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fo:language="en" fo:country="US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P11" style:family="paragraph" style:parent-style-name="Preformatted_20_Text">
      <style:text-properties fo:font-size="10pt" fo:language="en" fo:country="US"/>
    </style:style>
    <style:style style:name="P12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fo:font-size="10pt" fo:language="en" fo:country="US"/>
    </style:style>
    <style:style style:name="P13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14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15" style:family="paragraph" style:parent-style-name="Normal">
      <style:paragraph-properties fo:text-align="justify" style:justify-single-word="false"/>
      <style:text-properties fo:color="#000000" style:font-name="Times New Roman1" fo:font-size="12pt" fo:language="en" fo:country="GB" fo:font-weight="normal"/>
    </style:style>
    <style:style style:name="P16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/>
    </style:style>
    <style:style style:name="T1" style:family="text">
      <style:text-properties fo:color="#000000" style:font-name="Liberation Serif" fo:font-size="12pt" fo:language="en" fo:country="US" fo:font-weight="normal"/>
    </style:style>
    <style:style style:name="T2" style:family="text">
      <style:text-properties fo:color="#000000" style:font-name="Times New Roman1" fo:font-size="12pt" fo:language="en" fo:country="GB" fo:font-weight="normal"/>
    </style:style>
    <style:style style:name="T3" style:family="text">
      <style:text-properties fo:font-variant="normal" fo:text-transform="none" fo:color="#000000" fo:font-weight="normal"/>
    </style:style>
    <style:style style:name="T4" style:family="text">
      <style:text-properties fo:font-variant="normal" fo:text-transform="none" fo:color="#000000" fo:font-weight="bold"/>
    </style:style>
    <style:style style:name="T5" style:family="text">
      <style:text-properties officeooo:rsid="001cc9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SEP #113: New function cgs (Conjugate Gradient Squared method).</text:p>
        <text:p text:style-name="P7"/>
        <text:p text:style-name="P4"/>
        <text:p text:style-name="P4">Version: 1.0</text:p>
        <text:p text:style-name="P4">Author: Paul Bignier</text:p>
        <text:p text:style-name="P4">Review: </text:p>
        <text:p text:style-name="P4">Commented: </text:p>
        <text:p text:style-name="P4">State:</text:p>
        <text:p text:style-name="P4">Scilab-Version: 5.<text:span text:style-name="T5">5</text:span>.0</text:p>
        <text:p text:style-name="P4">Created: Oct 23 2013</text:p>
        <text:p text:style-name="P7"/>
        <text:p text:style-name="P4"/>
        <text:p text:style-name="P8">Abstract</text:p>
        <text:p text:style-name="P14">The aim of this SEP is to present the new function cgs, which implements the Conjugate Gradient Squared method to solve linear systems.</text:p>
        <text:p text:style-name="P4"/>
        <text:p text:style-name="P8">Rationale</text:p>
        <text:p text:style-name="P15">To solve A*x=b linear systems, Scilab proposes the pcg function (Preconditioned Conjugate Gradient method), which requires A be symmetric positive definite.</text:p>
        <text:p text:style-name="P15">cgs only needs A be square.</text:p>
        <text:p text:style-name="P4"/>
        <text:p text:style-name="P2">The inputs and outputs of cgs are the same as pcg.</text:p>
        <text:p text:style-name="P2"/>
        <text:p text:style-name="P16">Calling Sequence</text:p>
        <text:p text:style-name="P17">The available calling sequence is:</text:p>
        <text:p text:style-name="P9"/>
        <text:p text:style-name="P10"><text:span text:style-name="T3">[x, [flag, [err, [iter, [res]]]]] = </text:span><text:span text:style-name="T4">cgs </text:span><text:span text:style-name="T3">(A, b [, tol [, maxIter [, M [, M2 [, x0 [, verbose]]]]]])</text:span></text:p>
        <text:p text:style-name="P10"><text:span text:style-name="T3"><text:s/>[x, [flag, [err, [iter, [res</text:span><text:span text:style-name="T1">]]]]]</text:span><text:span text:style-name="T3"> = </text:span><text:span text:style-name="T4">cgs </text:span><text:span text:style-name="T3">(A, b [key=value,...])</text:span></text:p>
        <text:p text:style-name="P10"/>
        <text:p text:style-name="P13">Example Usage</text:p>
        <text:p text:style-name="P11"/>
        <text:p text:style-name="P1">// Seven input arguments and all output arguments</text:p>
        <text:p text:style-name="P1">A = [10 1; 1 10];</text:p>
        <text:p text:style-name="P1">b = [11; 11];</text:p>
        <text:p text:style-name="P1">tol = 100*%eps;</text:p>
        <text:p text:style-name="P1">maxit = 10;</text:p>
        <text:p text:style-name="P1">M1 = [1 0; 0 1];</text:p>
        <text:p text:style-name="P1">M2 = [1 0; 0 1];</text:p>
        <text:p text:style-name="P1">x0 = [1; 1];</text:p>
        <text:p text:style-name="P1">[xcomputed, flag, err, iter, res] = cgs(A, b, tol, maxit, M1, M2, x0)</text:p>
        <text:p text:style-name="P1">// xexpected = [1; 1]</text:p>
        <text:p text:style-name="P1"/>
        <text:p text:style-name="P1">// Special case where b = 0</text:p>
        <text:p text:style-name="P1">A = [100 1; 1 10];</text:p>
        <text:p text:style-name="P1">b = [0; 0];</text:p>
        <text:p text:style-name="P1">[xcomputed, flag, err, iter, res] = cgs(A, b);</text:p>
        <text:p text:style-name="P1">// xexpected = [0; 0];</text:p>
        <text:p text:style-name="P1"><text:soft-page-break/></text:p>
        <text:p text:style-name="P1"/>
        <text:p text:style-name="P3"/>
        <text:p text:style-name="P8">Changelog</text:p>
        <text:list xml:id="list3126283778022626485" text:style-name="L1">
          <text:list-item>
            <text:p text:style-name="P12">– Initial Revision</text:p>
          </text:list-item>
        </text:list>
        <text:p text:style-name="P8">Copyright</text:p>
        <text:p text:style-name="P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-left="1cm" fo:margin-right="0cm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Bullet_20_Symbols_5f_text_5f_text_5f_text_5f_text_5f_text" style:display-name="Bullet Symbols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_5f_text" style:display-name="Teletype_text_text_text_text_text_text_text_text_text_text_text_text_text_text_text" style:family="text">
      <style:text-properties style:font-name="DejaVu Sans Mono"/>
    </style:style>
    <style:style style:name="Internet_20_link_5f_text_5f_text_5f_text_5f_text_5f_text" style:display-name="Internet link_text_text_text_text_text" style:family="text">
      <style:text-properties fo:color="#000080" style:text-underline-style="solid" style:text-underline-width="auto" style:text-underline-color="font-color"/>
    </style:style>
    <style:style style:name="Source_20_Text_5f_text_5f_text_5f_text_5f_text_5f_text_5f_text_5f_text_5f_text_5f_text_5f_text" style:display-name="Source Text_text_text_text_text_text_text_text_text_text_text" style:family="text">
      <style:text-properties style:font-name="Courier New"/>
    </style:style>
    <style:style style:name="Teletype_5f_text_5f_text_5f_text_5f_text_5f_text" style:display-name="Teletype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" style:display-name="Bullet Symbols_text_text_text_text_text_text_text_text_text_text_text_text_text_text_text" style:family="text">
      <style:text-properties style:font-name="StarSymbol" fo:font-size="9pt"/>
    </style:style>
    <style:style style:name="Bullet_20_Symbols_5f_text_5f_text_5f_text_5f_text_5f_text_5f_text_5f_text_5f_text_5f_text_5f_text" style:display-name="Bullet Symbols_text_text_text_text_text_text_text_text_text_text" style:family="text">
      <style:text-properties style:font-name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initial-creator>Pierre MARECHAL</meta:initial-creator>
    <meta:creation-date>2008-07-09T13:39:08</meta:creation-date>
    <dc:date>2013-10-31T15:35:31.47</dc:date>
    <meta:editing-duration>P0D</meta:editing-duration>
    <meta:editing-cycles>1</meta:editing-cycles>
    <meta:document-statistic meta:table-count="0" meta:image-count="0" meta:object-count="0" meta:page-count="2" meta:paragraph-count="38" meta:word-count="232" meta:character-count="1250" meta:non-whitespace-character-count="1052"/>
  </office:meta>
</office:document-meta>
</file>